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_20_A">
      <style:text-properties style:font-name="Times New Roman"/>
    </style:style>
    <style:style style:name="P4" style:family="paragraph" style:parent-style-name="sub_20_judul_20_isi_20_A">
      <style:text-properties style:font-name="Times New Roman" fo:font-size="12pt" officeooo:paragraph-rsid="001ff988" style:font-size-asian="12pt" style:font-size-complex="12pt"/>
    </style:style>
    <style:style style:name="P5" style:family="paragraph" style:parent-style-name="sub_20_judul_20_isi_20_A">
      <style:text-properties style:font-name="Times New Roman" fo:font-size="12pt" officeooo:paragraph-rsid="00252ee8" style:font-size-asian="12pt" style:font-size-complex="12pt"/>
    </style:style>
    <style:style style:name="P6"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text-properties style:font-name="Times New Roman"/>
    </style:style>
    <style:style style:name="P7"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tab-stops/>
      </style:paragraph-properties>
      <style:text-properties style:font-name="Times New Roman"/>
    </style:style>
    <style:style style:name="P8"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tab-stops/>
      </style:paragraph-properties>
      <style:text-properties style:font-name="Times New Roman" fo:font-weight="bold" style:font-weight-asian="bold" style:font-weight-complex="bold"/>
    </style:style>
    <style:style style:name="P9" style:family="paragraph" style:parent-style-name="sub_20_judul_20_isi_20_A">
      <loext:graphic-properties draw:fill="none"/>
      <style:paragraph-properties fo:margin-left="0.499cm" fo:margin-right="0cm" fo:line-height="150%" fo:text-align="justify" style:justify-single-word="false" fo:text-indent="0cm" style:auto-text-indent="false" fo:background-color="transparent">
        <style:tab-stops/>
      </style:paragraph-properties>
      <style:text-properties style:font-name="Times New Roman"/>
    </style:style>
    <style:style style:name="P10" style:family="paragraph" style:parent-style-name="sub_20_judul_20_isi_20_A" style:master-page-name="">
      <loext:graphic-properties draw:fill="none"/>
      <style:paragraph-properties fo:margin-left="1.3cm" fo:margin-right="0cm" fo:line-height="150%" fo:text-align="justify" style:justify-single-word="false" fo:text-indent="0cm" style:auto-text-indent="false" style:page-number="auto" fo:background-color="transparent">
        <style:tab-stops/>
      </style:paragraph-properties>
      <style:text-properties style:font-name="Times New Roman"/>
    </style:style>
    <style:style style:name="P11" style:family="paragraph" style:parent-style-name="sub_20_judul_20_A.">
      <style:text-properties style:font-name="Times New Roman"/>
    </style:style>
    <style:style style:name="P12" style:family="paragraph" style:parent-style-name="sub_20_judul_20_A.">
      <style:text-properties style:font-name="Times New Roman" fo:font-size="12pt" officeooo:paragraph-rsid="00038234" style:font-size-asian="12pt" style:font-size-complex="12pt"/>
    </style:style>
    <style:style style:name="P13"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style:font-name="Times New Roman" fo:font-size="12pt" fo:font-weight="bold" officeooo:paragraph-rsid="00038234" style:font-size-asian="12pt" style:font-weight-asian="bold" style:font-size-complex="12pt" style:font-weight-complex="bold"/>
    </style:style>
    <style:style style:name="P14" style:family="paragraph" style:parent-style-name="Standard" style:list-style-name="">
      <style:paragraph-properties fo:margin-top="0cm" fo:margin-bottom="0cm" loext:contextual-spacing="false" fo:line-height="150%" fo:text-align="center" style:justify-single-word="false"/>
      <style:text-properties style:font-name="Times New Roman" fo:font-size="12pt" fo:font-weight="bold" officeooo:paragraph-rsid="00038234" style:font-size-asian="12pt" style:font-weight-asian="bold" style:font-size-complex="12pt" style:font-weight-complex="bold"/>
    </style:style>
    <style:style style:name="P15" style:family="paragraph" style:parent-style-name="sub_20_judul_20_A." style:list-style-name="WWNum12" style:master-page-name="">
      <loext:graphic-properties draw:fill="none"/>
      <style:paragraph-properties fo:margin-left="1.3cm" fo:margin-right="0cm" fo:line-height="150%" fo:text-align="start" style:justify-single-word="false" fo:text-indent="-0.801cm" style:auto-text-indent="false" style:page-number="auto" fo:background-color="transparent">
        <style:tab-stops/>
      </style:paragraph-properties>
      <style:text-properties style:font-name="Times New Roman" fo:font-weight="bold" officeooo:rsid="0021a9c4" officeooo:paragraph-rsid="0021a9c4" style:font-weight-asian="bold" style:font-weight-complex="bold"/>
    </style:style>
    <style:style style:name="P16" style:family="paragraph" style:parent-style-name="sub_20_judul_20_A." style:list-style-name="WWNum12" style:master-page-name="">
      <loext:graphic-properties draw:fill="none"/>
      <style:paragraph-properties fo:margin-left="1.3cm" fo:margin-right="0cm" fo:line-height="150%" fo:text-align="justify" style:justify-single-word="false" fo:text-indent="-0.801cm" style:auto-text-indent="false" style:page-number="auto" fo:background-color="transparent"/>
      <style:text-properties style:font-name="Times New Roman"/>
    </style:style>
    <style:style style:name="P17" style:family="paragraph" style:parent-style-name="sub_20_judul_20_isi_20_A" style:list-style-name="L1">
      <style:text-properties style:font-name="Times New Roman" fo:font-size="12pt" officeooo:paragraph-rsid="00038234" style:font-size-asian="12pt" style:font-size-complex="12pt"/>
    </style:style>
    <style:style style:name="P18" style:family="paragraph" style:parent-style-name="sub_20_judul_20_isi_20_A" style:list-style-name="WWNum9" style:master-page-name="">
      <loext:graphic-properties draw:fill="none"/>
      <style:paragraph-properties fo:margin-left="1.199cm" fo:margin-right="0cm" fo:line-height="150%" fo:text-align="justify" style:justify-single-word="false" fo:text-indent="-0.7cm" style:auto-text-indent="false" style:page-number="auto" fo:background-color="transparent">
        <style:tab-stops/>
      </style:paragraph-properties>
      <style:text-properties style:font-name="Times New Roman" officeooo:paragraph-rsid="0028080f"/>
    </style:style>
    <style:style style:name="P19" style:family="paragraph" style:parent-style-name="sub_20_judul_20_isi_20_A" style:list-style-name="WWNum10" style:master-page-name="">
      <loext:graphic-properties draw:fill="none"/>
      <style:paragraph-properties fo:margin-left="1.199cm" fo:margin-right="0cm" fo:line-height="150%" fo:text-align="justify" style:justify-single-word="false" fo:text-indent="-0.7cm" style:auto-text-indent="false" style:page-number="auto" fo:background-color="transparent">
        <style:tab-stops/>
      </style:paragraph-properties>
      <style:text-properties style:font-name="Times New Roman"/>
    </style:style>
    <style:style style:name="P20" style:family="paragraph" style:parent-style-name="sub_20_judul_20_isi_20_A" style:list-style-name="WWNum11" style:master-page-name="">
      <loext:graphic-properties draw:fill="none"/>
      <style:paragraph-properties fo:margin-left="1.199cm" fo:margin-right="0cm" fo:line-height="150%" fo:text-align="justify" style:justify-single-word="false" fo:text-indent="-0.7cm" style:auto-text-indent="false" style:page-number="auto" fo:background-color="transparent">
        <style:tab-stops/>
      </style:paragraph-properties>
      <style:text-properties style:font-name="Times New Roman"/>
    </style:style>
    <style:style style:name="P21" style:family="paragraph" style:parent-style-name="sub_20_judul_20_isi_20_A" style:list-style-name="WWNum9">
      <loext:graphic-properties draw:fill="none"/>
      <style:paragraph-properties fo:margin-left="1.199cm" fo:margin-right="0cm" fo:line-height="150%" fo:text-align="justify" style:justify-single-word="false" fo:text-indent="-0.7cm" style:auto-text-indent="false" fo:background-color="transparent">
        <style:tab-stops/>
      </style:paragraph-properties>
      <style:text-properties style:font-name="Times New Roman"/>
    </style:style>
    <style:style style:name="P22" style:family="paragraph" style:parent-style-name="sub_20_judul_20_isi_20_A" style:list-style-name="WWNum10">
      <loext:graphic-properties draw:fill="none"/>
      <style:paragraph-properties fo:margin-left="1.199cm" fo:margin-right="0cm" fo:line-height="150%" fo:text-align="justify" style:justify-single-word="false" fo:text-indent="-0.7cm" style:auto-text-indent="false" fo:background-color="transparent">
        <style:tab-stops/>
      </style:paragraph-properties>
      <style:text-properties style:font-name="Times New Roman"/>
    </style:style>
    <style:style style:name="P23" style:family="paragraph" style:parent-style-name="sub_20_judul_20_isi_20_A" style:list-style-name="WWNum11">
      <loext:graphic-properties draw:fill="none"/>
      <style:paragraph-properties fo:margin-left="1.199cm" fo:margin-right="0cm" fo:line-height="150%" fo:text-align="justify" style:justify-single-word="false" fo:text-indent="-0.7cm" style:auto-text-indent="false" fo:background-color="transparent">
        <style:tab-stops/>
      </style:paragraph-properties>
      <style:text-properties style:font-name="Times New Roman"/>
    </style:style>
    <style:style style:name="P24" style:family="paragraph" style:parent-style-name="sub_20_judul_20_isi_20_A" style:list-style-name="WWNum9">
      <loext:graphic-properties draw:fill="none"/>
      <style:paragraph-properties fo:margin-left="1.199cm" fo:margin-right="0cm" fo:line-height="150%" fo:text-align="justify" style:justify-single-word="false" fo:text-indent="-0.7cm" style:auto-text-indent="false" fo:background-color="transparent">
        <style:tab-stops/>
      </style:paragraph-properties>
      <style:text-properties style:font-name="Times New Roman" officeooo:rsid="0028080f" officeooo:paragraph-rsid="0028080f"/>
    </style:style>
    <style:style style:name="P25" style:family="paragraph" style:parent-style-name="sub_20_judul_20_isi_20_A" style:list-style-name="WWNum10">
      <loext:graphic-properties draw:fill="none"/>
      <style:paragraph-properties fo:margin-left="1.199cm" fo:margin-right="0cm" fo:line-height="150%" fo:text-align="justify" style:justify-single-word="false" fo:text-indent="-0.7cm" style:auto-text-indent="false" fo:background-color="transparent">
        <style:tab-stops/>
      </style:paragraph-properties>
    </style:style>
    <style:style style:name="P26" style:family="paragraph" style:parent-style-name="sub_20_judul_20_isi_20_A" style:list-style-name="WWNum13" style:master-page-name="">
      <loext:graphic-properties draw:fill="none"/>
      <style:paragraph-properties fo:margin-left="2cm" fo:margin-right="0cm" fo:line-height="150%" fo:text-align="justify" style:justify-single-word="false" fo:text-indent="-0.7cm" style:auto-text-indent="false" style:page-number="auto" fo:background-color="transparent">
        <style:tab-stops/>
      </style:paragraph-properties>
      <style:text-properties style:font-name="Times New Roman"/>
    </style:style>
    <style:style style:name="P27" style:family="paragraph" style:parent-style-name="sub_20_judul_20_isi_20_A" style:list-style-name="WWNum14" style:master-page-name="">
      <loext:graphic-properties draw:fill="none"/>
      <style:paragraph-properties fo:margin-left="2cm" fo:margin-right="0cm" fo:line-height="150%" fo:text-align="justify" style:justify-single-word="false" fo:text-indent="-0.7cm" style:auto-text-indent="false" style:page-number="auto" fo:background-color="transparent">
        <style:tab-stops/>
      </style:paragraph-properties>
      <style:text-properties style:font-name="Times New Roman"/>
    </style:style>
    <style:style style:name="P28" style:family="paragraph" style:parent-style-name="sub_20_judul_20_isi_20_A" style:list-style-name="WWNum13">
      <loext:graphic-properties draw:fill="none"/>
      <style:paragraph-properties fo:margin-left="2cm" fo:margin-right="0cm" fo:line-height="150%" fo:text-align="justify" style:justify-single-word="false" fo:text-indent="-0.7cm" style:auto-text-indent="false" fo:background-color="transparent">
        <style:tab-stops/>
      </style:paragraph-properties>
      <style:text-properties style:font-name="Times New Roman"/>
    </style:style>
    <style:style style:name="P29" style:family="paragraph" style:parent-style-name="sub_20_judul_20_isi_20_A" style:list-style-name="WWNum14">
      <loext:graphic-properties draw:fill="none"/>
      <style:paragraph-properties fo:margin-left="2cm" fo:margin-right="0cm" fo:line-height="150%" fo:text-align="justify" style:justify-single-word="false" fo:text-indent="-0.7cm" style:auto-text-indent="false" fo:background-color="transparent">
        <style:tab-stops/>
      </style:paragraph-properties>
      <style:text-properties style:font-name="Times New Roman"/>
    </style:style>
    <style:style style:name="P30" style:family="paragraph" style:parent-style-name="sub_20_judul_20_isi_20_A" style:list-style-name="WWNum14">
      <loext:graphic-properties draw:fill="none"/>
      <style:paragraph-properties fo:margin-left="2cm" fo:margin-right="0cm" fo:line-height="150%" fo:text-align="justify" style:justify-single-word="false" fo:text-indent="-0.7cm" style:auto-text-indent="false" fo:background-color="transparent">
        <style:tab-stops/>
      </style:paragraph-properties>
      <style:text-properties style:font-name="Times New Roman" officeooo:paragraph-rsid="0022a9c0"/>
    </style:style>
    <style:style style:name="T1" style:family="text">
      <style:text-properties officeooo:rsid="00107efc"/>
    </style:style>
    <style:style style:name="T2" style:family="text">
      <style:text-properties style:font-name="Times New Roman"/>
    </style:style>
    <style:style style:name="T3" style:family="text">
      <style:text-properties style:font-name="Times New Roman" officeooo:rsid="0028080f"/>
    </style:style>
    <style:style style:name="T4" style:family="text">
      <style:text-properties officeooo:rsid="0020baa4"/>
    </style:style>
    <style:style style:name="T5" style:family="text">
      <style:text-properties fo:font-size="12pt" style:font-size-asian="12pt" style:font-name-complex="Times New Roman1" style:font-size-complex="12pt"/>
    </style:style>
    <style:style style:name="T6" style:family="text">
      <style:text-properties fo:font-size="12pt" officeooo:rsid="0028080f" style:font-size-asian="12pt" style:font-name-complex="Times New Roman1" style:font-size-complex="12pt"/>
    </style:style>
    <style:style style:name="T7" style:family="text">
      <style:text-properties fo:font-size="12pt" fo:font-style="italic" style:font-size-asian="12pt" style:font-style-asian="italic" style:font-name-complex="Times New Roman1" style:font-size-complex="12pt"/>
    </style:style>
    <style:style style:name="T8" style:family="text">
      <style:text-properties fo:font-size="12pt" fo:font-style="italic" officeooo:rsid="0028080f" style:font-size-asian="12pt" style:font-style-asian="italic" style:font-name-complex="Times New Roman1" style:font-size-complex="12pt" style:font-style-complex="italic"/>
    </style:style>
    <style:style style:name="T9" style:family="text">
      <style:text-properties fo:font-size="12pt" fo:font-style="italic" officeooo:rsid="0028080f" style:font-size-asian="12pt" style:font-style-asian="italic" style:font-name-complex="Times New Roman1" style:font-size-complex="12pt"/>
    </style:style>
    <style:style style:name="T10" style:family="text">
      <style:text-properties fo:font-size="12pt" fo:font-style="normal" officeooo:rsid="0028080f" style:font-size-asian="12pt" style:font-style-asian="normal" style:font-name-complex="Times New Roman1" style:font-size-complex="12pt" style:font-style-complex="normal"/>
    </style:style>
    <style:style style:name="T11" style:family="text">
      <style:text-properties officeooo:rsid="0022a9c0"/>
    </style:style>
    <style:style style:name="T12" style:family="text">
      <style:text-properties fo:font-style="italic" style:font-style-asian="italic" style:font-name-complex="Times New Roman1"/>
    </style:style>
    <style:style style:name="T13" style:family="text">
      <style:text-properties fo:font-style="italic" officeooo:rsid="00252ee8" style:font-style-asian="italic" style:font-name-complex="Times New Roman1" style:font-style-complex="italic"/>
    </style:style>
    <style:style style:name="T14" style:family="text">
      <style:text-properties fo:font-style="italic" officeooo:rsid="0028080f" style:font-style-asian="italic" style:font-style-complex="italic"/>
    </style:style>
    <style:style style:name="T15" style:family="text">
      <style:text-properties fo:font-style="italic" officeooo:rsid="0029ce57" style:font-style-asian="italic" style:font-style-complex="italic"/>
    </style:style>
    <style:style style:name="T16" style:family="text">
      <style:text-properties fo:font-style="normal" officeooo:rsid="00252ee8" style:font-style-asian="normal" style:font-name-complex="Times New Roman1" style:font-style-complex="normal"/>
    </style:style>
    <style:style style:name="T17" style:family="text">
      <style:text-properties fo:font-style="normal" officeooo:rsid="0028080f" style:font-style-asian="normal" style:font-style-complex="normal"/>
    </style:style>
    <style:style style:name="T18" style:family="text">
      <style:text-properties style:font-name-complex="Times New Roman1"/>
    </style:style>
    <style:style style:name="T19" style:family="text">
      <style:text-properties officeooo:rsid="00252ee8" style:font-name-complex="Times New Roman1"/>
    </style:style>
    <style:style style:name="T20" style:family="text">
      <style:text-properties officeooo:rsid="0028080f"/>
    </style:style>
    <style:style style:name="T21" style:family="text">
      <style:text-properties officeooo:rsid="0029ce57"/>
    </style:style>
    <style:style style:name="T22" style:family="text">
      <style:text-properties officeooo:rsid="002e69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BAB I</text:h>
      <text:h text:style-name="P14" text:outline-level="1">PENDAHULUAN</text:h>
      <text:p text:style-name="P12"/>
      <text:p text:style-name="P12">A. Latar Belakang Masalah</text:p>
      <text:p text:style-name="P4"><text:tab/><text:span text:style-name="T18">Universitas Banten Jaya (UNBAJA) merupakan salah satu universitas swasta yang ada di Kota Serang, Banten. Universitas Banten Jaya secara resmi didirikan tepatnya pada tanggal 2 Agustus 2011 melalui SK Mentri Pendidikan Nasional Republik Indonesia No 158/E/O/2011 yang diselenggarakan oleh Yayasan Banten Jaya Berkarakter. Universitas Banten Jaya dipimpin oleh Rektor bernama Dr. Sudaryono S.S, M.Pd yang memiliki 3 Fakultas dan 11 Program Studi.</text:span></text:p>
      <text:p text:style-name="P5"><text:span text:style-name="T18"><text:s text:c="7"/>Untuk mengukur tingkat keberhasilan suatu perguruan tinggi dalam melaksanakan program-programnya memiliki 2 kriteria, yaitu kriteria internal dan eksternal. Kriteria internal adalah tingkat keberhasilan mahasiswa dalam mengikuti proses pendidikan di lembaga pendidikan, sedangkan kriteria eksternal adalah tingkat keberhasilan mahasiswa setelah lulus dan berada di dunia kerja. Studi pelacakan jejak alumni juga menjadi salah satu syarat akreditasi dari sebuah perguruan tinggi. </text:span><text:span text:style-name="T12">Tracer Study </text:span><text:span text:style-name="T18">dapat digunakan untuk mengetahui keberhasilan proses pendidikan terhadap anak didiknya, dan juga sebagai indikator keberhasilan pendidikan yang diselenggarakan perguruan tinggi. </text:span><text:span text:style-name="T19">Dimana dengan diadakannya </text:span><text:span text:style-name="T13">Tracer Study </text:span><text:span text:style-name="T16">juga untuk menjembatani <text:s/>antara perguruan tinggi dengan dunia usaha dan industri serta untuk mendapatkan unpan balik dari alumni untuk perbaikan dan pengembangan kualitas dan sistem pendidikan yang berjalan di perguruan tinggi sudah sesuai <text:s/>atau belum dengan dunia usaha dan industri. Umpan balik ini juga bisa bermanfaat bagi perguruan tinggi untuk memetakan dunia usaha dan industri agar kurikulum yang diperoleh alumni saat kuliah sesuai dengan tuntutan dunia kerja.</text:span></text:p>
      <text:p text:style-name="P5"><text:s text:c="6"/></text:p>
      <text:p text:style-name="P12"><text:soft-page-break/>B. Identifikasi Masalah </text:p>
      <text:p text:style-name="P6">Berdasarkan uraian latar belakang masalah tersebut, maka dapat di identifikasi beberapa masalah sebagai berikut :</text:p>
      <text:list xml:id="list2816135362" text:style-name="WWNum9">
        <text:list-item>
          <text:p text:style-name="P18"><text:span text:style-name="T6">Institusi tidak dapat melakukan pelacakan terhadap data alumni, karena belum memiliki sistem </text:span><text:span text:style-name="T8">Tracer Study</text:span></text:p>
        </text:list-item>
        <text:list-item>
          <text:p text:style-name="P21">Pihak kampus kesulitan memperoleh feedback dari lulusan mahasiswa yang sudah bekerja</text:p>
        </text:list-item>
        <text:list-item>
          <text:p text:style-name="P24">Alumni tidak memiliki media untuk berbagi informasi mengenai lowongan pekerjaan</text:p>
        </text:list-item>
      </text:list>
      <text:p text:style-name="P12">C. <text:span text:style-name="T22">B</text:span>atasan Masalah</text:p>
      <text:p text:style-name="P3">Dari latar belakang yang ditulis , maka penulis menentukan batasan masalah sebagai berikut :</text:p>
      <text:list xml:id="list4183720256" text:style-name="WWNum10">
        <text:list-item>
          <text:p text:style-name="P19"><text:span text:style-name="T5">Aplikasi </text:span><text:span text:style-name="T7">Tracer Study </text:span><text:span text:style-name="T5">dibangun hanya dikhususkan bagi alumni mahasiswa Universitas Banten Jaya</text:span></text:p>
        </text:list-item>
        <text:list-item>
          <text:p text:style-name="P22"><text:span text:style-name="T5">Aplikasi ini menghasilkan laporan dari </text:span><text:span text:style-name="T7">tracer study </text:span><text:span text:style-name="T5">alumni sesuai dengan format yang ditentukan berupa tabel dan grafik</text:span></text:p>
        </text:list-item>
        <text:list-item>
          <text:p text:style-name="P22">Masalah yang dibahas hanya mengenai pendataan alumni <text:span text:style-name="T20">dan informasi lowongan pekerjaan</text:span> <text:span text:style-name="T20">bagi alumni Univeristas Banten Jaya</text:span></text:p>
        </text:list-item>
        <text:list-item>
          <text:p text:style-name="P25"><text:span text:style-name="halaman_20_bab"><text:span text:style-name="T2">Aplikasi ini dibangun menggunakan </text:span></text:span><text:span text:style-name="halaman_20_bab"><text:span text:style-name="T3">Framework Codeigniter versi 3.1.9</text:span></text:span><text:span text:style-name="halaman_20_bab"><text:span text:style-name="T2"> dan databasenya menggunakan MySQLi</text:span></text:span></text:p>
        </text:list-item>
      </text:list>
      <text:p text:style-name="P11">D. <text:span text:style-name="T22">R</text:span>umusan masalah</text:p>
      <text:p text:style-name="P3">Dari identifikasi masalah tersebut, maka dapat dirumuskan beberapa permasalahannya diantarannya :</text:p>
      <text:list xml:id="list3070651786" text:style-name="WWNum11">
        <text:list-item>
          <text:p text:style-name="P20"><text:span text:style-name="T5">Bagaimana membangun sistem informasi </text:span><text:span text:style-name="T7">tracer study </text:span><text:span text:style-name="T10">agar</text:span><text:span text:style-name="T9"> </text:span><text:span text:style-name="T5">Universitas Banten Jaya </text:span><text:span text:style-name="T6">dapat melakukan pelacakan terhadap data-data alumni </text:span><text:span text:style-name="T5">?</text:span></text:p>
        </text:list-item>
        <text:list-item>
          <text:p text:style-name="P23">Bagaimana <text:span text:style-name="T20">membangun sistem infromasi </text:span><text:span text:style-name="T15">tracer study</text:span><text:span text:style-name="T20"> sebagai </text:span><text:span text:style-name="T14">feedback </text:span><text:span text:style-name="T17">bagi Universitas Banten Jaya untuk pengembangan kedepan </text:span>?</text:p>
        </text:list-item>
        <text:list-item>
          <text:p text:style-name="P23">Bagaimana membangun <text:span text:style-name="T21">sistem informasi yang dapat memberikan informasi lowongan pekerjaan bagi alumni</text:span> ?</text:p>
        </text:list-item>
      </text:list>
      <text:list xml:id="list4267536752" text:style-name="L1">
        <text:list-header>
          <text:p text:style-name="P17"/>
        </text:list-header>
      </text:list>
      <text:p text:style-name="P11"><text:soft-page-break/>E. <text:span text:style-name="T4">Tujuan dan</text:span> M<text:span text:style-name="T1">a</text:span>nfaat Penelitian</text:p>
      <text:list xml:id="list2278046916" text:style-name="WWNum12">
        <text:list-item>
          <text:p text:style-name="P15">Tujuan Penelitian</text:p>
        </text:list-item>
      </text:list>
      <text:p text:style-name="P10"><text:s text:c="7"/>Berdasarkan batasan masalah diatas, maka tujuan dari penelitian ini adalah <text:s/>:</text:p>
      <text:list xml:id="list1031197011" text:style-name="WWNum13">
        <text:list-item>
          <text:p text:style-name="P26"><text:span text:style-name="T5">Membangun sistem informasi </text:span><text:span text:style-name="T7">tracer study </text:span><text:span text:style-name="T5"><text:s/>atau penelusuran alumni Universitas Banten Jaya berbasis untuk para alumni.</text:span></text:p>
        </text:list-item>
        <text:list-item>
          <text:p text:style-name="P28">Membangun sistem yang dapat mempermudah kampus untuk memperoleh data-data alumni yang sudah berada di dunia kerja</text:p>
        </text:list-item>
        <text:list-item>
          <text:p text:style-name="P28"><text:span text:style-name="T5">Pihak kampus mendapatkan </text:span><text:span text:style-name="T7">feedback </text:span><text:span text:style-name="T5">dari para alumni yang sudah berada di dunia kerja</text:span></text:p>
        </text:list-item>
      </text:list>
      <text:list xml:id="list64220462918683" text:continue-list="list2278046916" text:style-name="WWNum12">
        <text:list-item>
          <text:p text:style-name="P16">Manfaat Penelitian</text:p>
        </text:list-item>
      </text:list>
      <text:p text:style-name="P10">Penelitian ini diharapkan dapat bermanfaat bagi semua orang yang membutuhkannya. Adapaun manfaat penelitian yang dimaksud adalah sebagai berikut <text:s/>:</text:p>
      <text:list xml:id="list3383484545" text:style-name="WWNum14">
        <text:list-item>
          <text:p text:style-name="P27">Sebagai sarana informasi mengenai penelusuran alumni yang ada pada Universitas Banten Jaya.</text:p>
        </text:list-item>
        <text:list-item>
          <text:p text:style-name="P29"><text:span text:style-name="T5">Sistem Informasi </text:span><text:span text:style-name="T7">Tracer Study </text:span><text:span text:style-name="T5">diharapkan dapat membantu pihak kampus dalam melakukan pengumpulan data alumni, pengelolaan dan penelusuran data alumni.</text:span></text:p>
        </text:list-item>
        <text:list-item>
          <text:p text:style-name="P29">Sebagai sarana untuk mengetahui gambaran profil, kinerja dan lokasi kerja alumni.</text:p>
        </text:list-item>
        <text:list-item>
          <text:p text:style-name="P30">Sebagai masukan kepada program studi untuk menyesuaikan kurikulum pendidikan dan dunia pekerjaan</text:p>
        </text:list-item>
      </text:list>
      <text:p text:style-name="P11">F. Sistematika Penulisan</text:p>
      <text:p text:style-name="P7">Adapun sistematika penelitian penulisan laporan proposal skripsi ini di uraikan menjadi lima bab yaitu :</text:p>
      <text:p text:style-name="P8">BAB <text:span text:style-name="T11">I</text:span><text:tab/> Pendahuluan</text:p>
      <text:p text:style-name="P9">Pada bab ini menjelaskan latar belakang masalah, identifikasi masalah, rumusan masalah, batasan masalah, tujuan dan manfaat penelitian, metodologi penelitian, dan sistematika penulisan.</text:p>
      <text:p text:style-name="P8"><text:soft-page-break/>BAB II Deskripisi Teoritik dan Kerangka Berpikir</text:p>
      <text:p text:style-name="P9"><text:span text:style-name="T5">Pada bab ini menjelaskan teori-teori yang berhubungan dengan topik dan digunakan dalam pembahasan Proposal / Skripsi. Menjelaskan secara ringkas penelitian sebelumnya, terutama jurnal dengan minimal 5 judul yang telah di </text:span><text:span text:style-name="T7">publish</text:span><text:span text:style-name="T5">. Di dalam kerangka berpikir dijelaskan tentang teori-teori dari tema dan menghubungkan keterkaitan antara teori satu dengan lainnya. </text:span></text:p>
      <text:p text:style-name="P8">BAB III Analisis Sistem</text:p>
      <text:p text:style-name="P9">Bab ini menjelaskan lebih detail tentang metode-metode yang digunakan penulis dengan melakukan pengumpulan data maupun pengembangan sistem yang dilakukan dengan penelitian ini.</text:p>
      <text:p text:style-name="P8">BAB IV Rancangan dan Implementasi Sistem</text:p>
      <text:p text:style-name="P9">Pada bab ini menjelaskan mengenai hasil dan perancangan sistem yang terdapat dalam penyusunan skripsi.</text:p>
      <text:p text:style-name="P8">BAB V Penutup</text:p>
      <text:p text:style-name="P9">Bab ini merupakan bab terakhir dalam penulisan skripsi yang berisi tentang hasil dari kesimpulan berdasarkan analisa dan desain sitem yang telah dilakukan. Bab ini juga berisi saran secara keseluruhan sehingga sistem yang telah dibuat dapat dikembangkan menjadi sistem yang lebih ba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499cm" fo:margin-right="0cm" fo:line-height="150%" fo:text-align="justify" style:justify-single-word="false" fo:text-indent="0cm" style:auto-text-indent="false" style:page-number="auto">
        <style:tab-stops/>
      </style:paragraph-properties>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Numbering_20_Symbols" style:num-prefix="E."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9-01-23T06:42:17.110000000</dc:date>
    <meta:editing-duration>PT15H12M37S</meta:editing-duration>
    <meta:editing-cycles>27</meta:editing-cycles>
    <meta:generator>LibreOffice/6.0.4.2$Windows_X86_64 LibreOffice_project/9b0d9b32d5dcda91d2f1a96dc04c645c450872bf</meta:generator>
    <meta:print-date>2018-12-03T13:06:56.407000000</meta:print-date>
    <meta:document-statistic meta:table-count="0" meta:image-count="0" meta:object-count="0" meta:page-count="4" meta:paragraph-count="48" meta:word-count="755" meta:character-count="5551" meta:non-whitespace-character-count="4833"/>
  </office:meta>
</office:document-meta>
</file>